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08e" officeooo:paragraph-rsid="001a408e"/>
    </style:style>
    <style:style style:name="P2" style:family="paragraph" style:parent-style-name="Standard">
      <style:text-properties officeooo:rsid="001a408e" officeooo:paragraph-rsid="001b12dd"/>
    </style:style>
    <style:style style:name="P3" style:family="paragraph" style:parent-style-name="Standard">
      <style:text-properties officeooo:rsid="001b12dd" officeooo:paragraph-rsid="001b12dd"/>
    </style:style>
    <style:style style:name="P4" style:family="paragraph" style:parent-style-name="Standard">
      <style:text-properties officeooo:rsid="001b12dd" officeooo:paragraph-rsid="001cbaa2"/>
    </style:style>
    <style:style style:name="P5" style:family="paragraph" style:parent-style-name="Standard">
      <style:text-properties officeooo:rsid="001cbaa2" officeooo:paragraph-rsid="001cbaa2"/>
    </style:style>
    <style:style style:name="P6" style:family="paragraph" style:parent-style-name="Standard">
      <style:text-properties officeooo:rsid="001cc7a2" officeooo:paragraph-rsid="001cc7a2"/>
    </style:style>
    <style:style style:name="P7" style:family="paragraph" style:parent-style-name="Standard">
      <style:text-properties officeooo:rsid="001e5e71" officeooo:paragraph-rsid="001e5e71"/>
    </style:style>
    <style:style style:name="T1" style:family="text">
      <style:text-properties officeooo:rsid="001cb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 ich schnüffle, ein Geruch WUFF WUFF – WUFF WUFF</text:p>
      <text:p text:style-name="P1">Ist es Segen oder Fluch, riecht's verdächtig nach Betrug</text:p>
      <text:p text:style-name="P1"/>
      <text:p text:style-name="P1">Ich, ich bin - <text:s/>Mensch Mensch</text:p>
      <text:p text:style-name="P1"/>
      <text:p text:style-name="P2">Du, willst du mich kennenlernen - riech an meinem Hinterteil</text:p>
      <text:p text:style-name="P2">Komm schon, sag magst du mich gerne – riech an meinem Hinterteil</text:p>
      <text:p text:style-name="P1">willst du wissen wer ich bin? Riech an meinem Hinterteil</text:p>
      <text:p text:style-name="P1">wo willst du denn plötzlich hin? WUFF WUFF – WUFF WUFF</text:p>
      <text:p text:style-name="P1"/>
      <text:p text:style-name="P3">Du, du bist - Mensch Mensch </text:p>
      <text:p text:style-name="P1"/>
      <text:p text:style-name="P1">kannst du, kannst du etwa lesen? Was ist früher da gewesen?</text:p>
      <text:p text:style-name="P1">Willst du, willst du, willst du wissen? </text:p>
      <text:p text:style-name="P3">Wer ist, wer ist, wer ist klüger? Ist dir deine Ordnung lieber?</text:p>
      <text:p text:style-name="P3">Meine Ordnung ist beschissen </text:p>
      <text:p text:style-name="P3">Wenn du traurig bist dann weinst du, wenn du Sonne bist dann scheinst du,</text:p>
      <text:p text:style-name="P3">wenn du Angst hast rennst du weg, wenn du musst, dann isst du Dreck </text:p>
      <text:p text:style-name="P3">wenn du denken willst dann glaubst du, wenn du nachfragst dann vertraust du,</text:p>
      <text:p text:style-name="P3">wenn du wissen willst vergiss, wenn du kotzen willst, dann iss</text:p>
      <text:p text:style-name="P3"/>
      <text:p text:style-name="P3">Ich, ich bin - Tier Tier</text:p>
      <text:p text:style-name="P3">bin nur eine Reaktion</text:p>
      <text:p text:style-name="P3">bin nur eine Testversion</text:p>
      <text:p text:style-name="P3">doch was weiß ich davon schon</text:p>
      <text:p text:style-name="P3">ich bin, ich bin unbewusst.</text:p>
      <text:p text:style-name="P5">Wenn Ich darf – dann du musst</text:p>
      <text:p text:style-name="P5">ich erkenn den Spiegel nicht </text:p>
      <text:p text:style-name="P5">ich seh niemals niemals Licht </text:p>
      <text:p text:style-name="P3"/>
      <text:p text:style-name="P4">du bist Mensch, du kannst erfinden, <text:span text:style-name="T1">kannst Gedanken an dich binden</text:span></text:p>
      <text:p text:style-name="P5">ich bin nur die Reaktion, du, du hast tiefes Empfinden </text:p>
      <text:p text:style-name="P5">du hast ganz viele Ideen, ich bin nur die Antithese</text:p>
      <text:p text:style-name="P5">du kannst ganz alleine stehen, ich muss muss mich an dich lehnen</text:p>
      <text:p text:style-name="P5"/>
      <text:p text:style-name="P5">Du WUFF WUFF – Tier Tier</text:p>
      <text:p text:style-name="P5"/>
      <text:p text:style-name="P5">Du machst jeden Tag das gleiche, du bist ein Gewohnheitstier</text:p>
      <text:p text:style-name="P5">Nahrung finden, Fortpflanzung, arbeiten von acht bis Vier </text:p>
      <text:p text:style-name="P5">Jedem Rudel seine Herde, jedem Feindbild sein Revier</text:p>
      <text:p text:style-name="P6">riech an meinem Hinterteil, findest du mich trotzdem geil </text:p>
      <text:p text:style-name="P6"/>
      <text:p text:style-name="P6">du kannst dich kaum Mensch nennen, du stammst nur vom Affen ab</text:p>
      <text:p text:style-name="P6">reflektier mal Dialektik, grab das nächste Massengrab</text:p>
      <text:p text:style-name="P6">deine Welt dreht sich zu schnell, die Vernunft instrumentell</text:p>
      <text:p text:style-name="P6">du bist nur noch Reaktion, doch was weiß ich davon schon</text:p>
      <text:p text:style-name="P6"/>
      <text:p text:style-name="P6">Nase Augen Ohren Mund – ist die Welt nicht kunterbunt</text:p>
      <text:p text:style-name="P6">Die Vernunft sind Bits und Bytes – du hältst dich für Blitzgescheit</text:p>
      <text:p text:style-name="P6">Nase Mund Ohren Augen – und weiter an Götter glauben</text:p>
      <text:p text:style-name="P7">manches Tier, dass da spricht – aber denken kannst du nich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3T00:53:29.738694172</meta:creation-date>
    <dc:date>2015-06-03T02:04:32.265140696</dc:date>
    <dc:creator>oxymoronist </dc:creator>
    <meta:editing-duration>PT8M1S</meta:editing-duration>
    <meta:editing-cycles>1</meta:editing-cycles>
    <meta:document-statistic meta:table-count="0" meta:image-count="0" meta:object-count="0" meta:page-count="1" meta:paragraph-count="41" meta:word-count="359" meta:character-count="2032" meta:non-whitespace-character-count="1695"/>
    <meta:generator>LibreOffice/4.3.3.2$Linux_X86_64 LibreOffice_project/430m0$Build-2</meta:generator>
  </office:meta>
</office:document-meta>
</file>